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0ebf2f" officeooo:paragraph-rsid="000ebf2f"/>
    </style:style>
    <style:style style:name="P6" style:family="paragraph" style:parent-style-name="Text_20_body">
      <style:text-properties officeooo:rsid="0016fa48" officeooo:paragraph-rsid="0016fa48"/>
    </style:style>
    <style:style style:name="P7" style:family="paragraph" style:parent-style-name="Text_20_body" style:list-style-name="L2">
      <style:text-properties officeooo:paragraph-rsid="0014b6f8"/>
    </style:style>
    <style:style style:name="P8" style:family="paragraph" style:parent-style-name="Text_20_body" style:list-style-name="L2">
      <style:text-properties officeooo:rsid="001a6668" officeooo:paragraph-rsid="001a6668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d0b66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5"/>
      <text:list xml:id="list7855236140836462521" text:style-name="L1">
        <text:list-item>
          <text:p text:style-name="P9"><text:bookmark text:name="yui_3_17_2_1_1515097248043_43"/><text:span text:style-name="T12">fournir une feuille de style pour l'impression, et doit être correctement lisible. </text:span></text:p>
        </text:list-item>
        <text:list-item>
          <text:p text:style-name="P9"><text:span text:style-name="T12">(github : </text:span>Merges<text:span text:style-name="T13">)</text:span></text:p>
        </text:list-item>
      </text:list>
      <text:list xml:id="list745159881234611578" text:style-name="L2">
        <text:list-item>
          <text:p text:style-name="P7">Un PDF contenant la version imprimée du CV</text:p>
          <text:p text:style-name="P8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7T23:56:20.615468423</dc:date>
    <meta:editing-duration>PT14H56M4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65" meta:character-count="903" meta:non-whitespace-character-count="761"/>
  </office:meta>
</office:document-meta>
</file>